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6a92" officeooo:paragraph-rsid="001f6a92" style:font-weight-asian="bold" style:font-weight-complex="bold"/>
    </style:style>
    <style:style style:name="P3" style:family="paragraph" style:parent-style-name="Standard">
      <style:text-properties fo:font-weight="bold" officeooo:rsid="00201f81" officeooo:paragraph-rsid="00201f81" style:font-weight-asian="bold" style:font-weight-complex="bold"/>
    </style:style>
    <style:style style:name="P4" style:family="paragraph" style:parent-style-name="Standard">
      <style:text-properties officeooo:paragraph-rsid="001d94b9"/>
    </style:style>
    <style:style style:name="P5" style:family="paragraph" style:parent-style-name="Standard">
      <style:text-properties officeooo:rsid="001f6a92" officeooo:paragraph-rsid="001f6a92"/>
    </style:style>
    <style:style style:name="P6" style:family="paragraph" style:parent-style-name="Standard">
      <style:text-properties officeooo:paragraph-rsid="001f6a92"/>
    </style:style>
    <style:style style:name="P7" style:family="paragraph" style:parent-style-name="Heading_20_3">
      <style:text-properties fo:font-weight="bold" officeooo:rsid="001f6a92" officeooo:paragraph-rsid="001f6a92" style:font-weight-asian="bold" style:font-weight-complex="bold"/>
    </style:style>
    <style:style style:name="P8" style:family="paragraph" style:parent-style-name="Preformatted_20_Text">
      <style:text-properties officeooo:paragraph-rsid="001d94b9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23750c"/>
    </style:style>
    <style:style style:name="T1" style:family="text">
      <style:text-properties officeooo:rsid="001d94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4b9" style:font-weight-asian="bold" style:font-weight-complex="bold"/>
    </style:style>
    <style:style style:name="T4" style:family="text">
      <style:text-properties fo:font-weight="normal" officeooo:rsid="001d94b9" style:font-weight-asian="normal" style:font-weight-complex="normal"/>
    </style:style>
    <style:style style:name="T5" style:family="text">
      <style:text-properties officeooo:rsid="00237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<text:a xlink:type="simple" xlink:href="https://www.programiz.com/python-programming/keywords-identifier">https://www.programiz.com/python-programming/keywords-identifier</text:a></text:p>
      <text:p text:style-name="P5"/>
      <text:p text:style-name="Standard">To check if you have python installed on a Linux type <text:span text:style-name="T1">the following command</text:span>:</text:p>
      <text:p text:style-name="P1">python –version</text:p>
      <text:p text:style-name="Standard"><text:span text:style-name="T1">To download python:</text:span><text:a xlink:type="simple" xlink:href="https://www.python.org/">https://www.python.org/</text:a></text:p>
      <text:p text:style-name="P6">After installation, the python interpreter lives in the installed directory.By default it is <text:span text:style-name="Source_20_Text">/usr/local/bin/pythonX.X</text:span> in Linux/Unix and <text:span text:style-name="Source_20_Text">C:\PythonXX</text:span> in Windows, where the <text:span text:style-name="Source_20_Text">'X'</text:span> denotes the version number. To invoke it from the shell or the command prompt we need to add this location in the search path.</text:p>
      <text:p text:style-name="Standard">Now there are various ways to start Python.</text:p>
      <text:h text:style-name="Heading_20_3" text:outline-level="3">Immediate mode:</text:h>
      <text:p text:style-name="P6">Typing <text:span text:style-name="Source_20_Text">python</text:span> in the command line will invoke the interpreter in immediate mode. We can directly type in Python expressions and press enter to get the output.</text:p>
      <text:p text:style-name="P2"><text:span text:style-name="T1">P</text:span>ython</text:p>
      <text:p text:style-name="P2">&gt;&gt;1+1</text:p>
      <text:p text:style-name="P2">2</text:p>
      <text:p text:style-name="P2">&gt;&gt;print(“hello world”)</text:p>
      <text:p text:style-name="P2">hello world</text:p>
      <text:p text:style-name="P3">or</text:p>
      <text:p text:style-name="P3">&gt;&gt;printf('hello world”)</text:p>
      <text:p text:style-name="P3">hello world</text:p>
      <text:h text:style-name="P7" text:outline-level="3">Script mode:</text:h>
      <text:p text:style-name="Standard"><text:span text:style-name="T1">T</text:span>o run a python file:</text:p>
      <text:p text:style-name="P4"><text:span text:style-name="T1">write code and save it with .py extention and run</text:span><text:span text:style-name="T3"> </text:span><text:span text:style-name="T2">python </text:span><text:span text:style-name="T3">&lt;filename&gt;</text:span><text:span text:style-name="T2">.py </text:span><text:span text:style-name="T4">command.</text:span></text:p>
      <text:p text:style-name="P8"/>
      <text:p text:style-name="P8"><text:span text:style-name="Source_20_Text">for i in range(1,11):</text:span></text:p>
      <text:p text:style-name="Preformatted_20_Text"><text:span text:style-name="Source_20_Text"><text:s text:c="4"/>if i == 5:</text:span></text:p>
      <text:p text:style-name="Preformatted_20_Text"><text:span text:style-name="Source_20_Text"><text:s text:c="8"/>break</text:span></text:p>
      <text:p text:style-name="P9"><text:span text:style-name="Source_20_Text"><text:s text:c="4"/>print(i)</text:span></text:p>
      <text:p text:style-name="P10"><text:span text:style-name="Source_20_Text"><text:span text:style-name="T5">list<text:tab/><text:tab/><text:tab/><text:tab/>ordered <text:tab/><text:tab/><text:tab/>not </text:span></text:span>immutable<text:span text:style-name="Source_20_Text"><text:span text:style-name="T5">(can change)</text:span></text:span></text:p>
      <text:p text:style-name="P10"><text:span text:style-name="Source_20_Text"><text:span text:style-name="T5">truple<text:tab/><text:tab/><text:tab/>ordered<text:tab/><text:tab/><text:tab/></text:span></text:span>immutable<text:span text:style-name="Source_20_Text"><text:span text:style-name="T5">(can't change)</text:span></text:span></text:p>
      <text:p text:style-name="P10"><text:span text:style-name="Source_20_Text"><text:span text:style-name="T5">string<text:tab/><text:tab/><text:tab/>ordered<text:tab/><text:tab/><text:tab/>same<text:tab/><text:tab/><text:tab/></text:span></text:span></text:p>
      <text:p text:style-name="P10"><text:span text:style-name="Source_20_Text"><text:span text:style-name="T5">set<text:tab/><text:tab/><text:tab/><text:tab/>not ordered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46:00.919652049</meta:creation-date>
    <dc:date>2019-03-14T18:57:34.395362899</dc:date>
    <meta:editing-duration>PT14M1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61" meta:character-count="1096" meta:non-whitespace-character-count="926"/>
  </office:meta>
</office:document-meta>
</file>